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ase student</text:h>
      <text:h text:outline-level="2" text:style-name="Heading_2" text:is-list-header="true">Table structure for table stable</text:h>
      <table:table table:name="stable_data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ollno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ge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ee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table</text:h>
      <table:table table:name="stable_structure">
        <table:table-column table:number-columns-repeated="5"/>
        <table:table-row>
          <table:table-cell office:value-type="string">
            <text:p>rollno</text:p>
          </table:table-cell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address</text:p>
          </table:table-cell>
          <table:table-cell office:value-type="string">
            <text:p>fee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nshu</text:p>
          </table:table-cell>
          <table:table-cell office:value-type="float" office:value="20">
            <text:p>20</text:p>
          </table:table-cell>
          <table:table-cell office:value-type="string">
            <text:p>prakash nagar</text:p>
          </table:table-cell>
          <table:table-cell office:value-type="string">
            <text:p>p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ju</text:p>
          </table:table-cell>
          <table:table-cell office:value-type="float" office:value="20">
            <text:p>20</text:p>
          </table:table-cell>
          <table:table-cell office:value-type="string">
            <text:p>gorabazar</text:p>
          </table:table-cell>
          <table:table-cell office:value-type="string">
            <text:p>p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kansha</text:p>
          </table:table-cell>
          <table:table-cell office:value-type="float" office:value="20">
            <text:p>20</text:p>
          </table:table-cell>
          <table:table-cell office:value-type="string">
            <text:p>lanka</text:p>
          </table:table-cell>
          <table:table-cell office:value-type="string">
            <text:p>np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namika</text:p>
          </table:table-cell>
          <table:table-cell office:value-type="float" office:value="20">
            <text:p>20</text:p>
          </table:table-cell>
          <table:table-cell office:value-type="string">
            <text:p>pirnagar</text:p>
          </table:table-cell>
          <table:table-cell office:value-type="string">
            <text:p>np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eauty</text:p>
          </table:table-cell>
          <table:table-cell office:value-type="float" office:value="20">
            <text:p>20</text:p>
          </table:table-cell>
          <table:table-cell office:value-type="string">
            <text:p>hostel</text:p>
          </table:table-cell>
          <table:table-cell office:value-type="string">
            <text:p>p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nda</text:p>
          </table:table-cell>
          <table:table-cell office:value-type="float" office:value="20">
            <text:p>20</text:p>
          </table:table-cell>
          <table:table-cell office:value-type="string">
            <text:p>kalauta</text:p>
          </table:table-cell>
          <table:table-cell office:value-type="string">
            <text:p>p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ansvi</text:p>
          </table:table-cell>
          <table:table-cell office:value-type="float" office:value="20">
            <text:p>20</text:p>
          </table:table-cell>
          <table:table-cell office:value-type="string">
            <text:p>gauspur</text:p>
          </table:table-cell>
          <table:table-cell office:value-type="string">
            <text:p>np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Neha</text:p>
          </table:table-cell>
          <table:table-cell office:value-type="float" office:value="20">
            <text:p>20</text:p>
          </table:table-cell>
          <table:table-cell office:value-type="string">
            <text:p>sichaivibhag</text:p>
          </table:table-cell>
          <table:table-cell office:value-type="string">
            <text:p>np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Nidhi</text:p>
          </table:table-cell>
          <table:table-cell office:value-type="float" office:value="20">
            <text:p>20</text:p>
          </table:table-cell>
          <table:table-cell office:value-type="string">
            <text:p>Station</text:p>
          </table:table-cell>
          <table:table-cell office:value-type="string">
            <text:p>p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Nidhi</text:p>
          </table:table-cell>
          <table:table-cell office:value-type="float" office:value="20">
            <text:p>20</text:p>
          </table:table-cell>
          <table:table-cell office:value-type="string">
            <text:p>overbridge</text:p>
          </table:table-cell>
          <table:table-cell office:value-type="string">
            <text:p>p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uchi</text:p>
          </table:table-cell>
          <table:table-cell office:value-type="float" office:value="20">
            <text:p>20</text:p>
          </table:table-cell>
          <table:table-cell office:value-type="string">
            <text:p>lanka</text:p>
          </table:table-cell>
          <table:table-cell office:value-type="string">
            <text:p>np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Rusum</text:p>
          </table:table-cell>
          <table:table-cell office:value-type="float" office:value="20">
            <text:p>20</text:p>
          </table:table-cell>
          <table:table-cell office:value-type="string">
            <text:p>jungipur</text:p>
          </table:table-cell>
          <table:table-cell office:value-type="string">
            <text:p>np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Saloni</text:p>
          </table:table-cell>
          <table:table-cell office:value-type="float" office:value="20">
            <text:p>20</text:p>
          </table:table-cell>
          <table:table-cell office:value-type="string">
            <text:p>station</text:p>
          </table:table-cell>
          <table:table-cell office:value-type="string">
            <text:p>p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Satyashri</text:p>
          </table:table-cell>
          <table:table-cell office:value-type="float" office:value="20">
            <text:p>20</text:p>
          </table:table-cell>
          <table:table-cell office:value-type="string">
            <text:p>Station</text:p>
          </table:table-cell>
          <table:table-cell office:value-type="string">
            <text:p>p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Shalini</text:p>
          </table:table-cell>
          <table:table-cell office:value-type="float" office:value="20">
            <text:p>20</text:p>
          </table:table-cell>
          <table:table-cell office:value-type="string">
            <text:p>Station</text:p>
          </table:table-cell>
          <table:table-cell office:value-type="string">
            <text:p>np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Shilpi</text:p>
          </table:table-cell>
          <table:table-cell office:value-type="float" office:value="20">
            <text:p>20</text:p>
          </table:table-cell>
          <table:table-cell office:value-type="string">
            <text:p>tulsipur</text:p>
          </table:table-cell>
          <table:table-cell office:value-type="string">
            <text:p>np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hweta</text:p>
          </table:table-cell>
          <table:table-cell office:value-type="float" office:value="21">
            <text:p>21</text:p>
          </table:table-cell>
          <table:table-cell office:value-type="string">
            <text:p>mountlitra</text:p>
          </table:table-cell>
          <table:table-cell office:value-type="string">
            <text:p>p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onam</text:p>
          </table:table-cell>
          <table:table-cell office:value-type="float" office:value="20">
            <text:p>20</text:p>
          </table:table-cell>
          <table:table-cell office:value-type="string">
            <text:p>saheri</text:p>
          </table:table-cell>
          <table:table-cell office:value-type="string">
            <text:p>p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Khusboo</text:p>
          </table:table-cell>
          <table:table-cell office:value-type="float" office:value="20">
            <text:p>20</text:p>
          </table:table-cell>
          <table:table-cell office:value-type="string">
            <text:p>karanda</text:p>
          </table:table-cell>
          <table:table-cell office:value-type="string">
            <text:p>np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Madhu</text:p>
          </table:table-cell>
          <table:table-cell office:value-type="float" office:value="20">
            <text:p>20</text:p>
          </table:table-cell>
          <table:table-cell office:value-type="string">
            <text:p>raghunathpur</text:p>
          </table:table-cell>
          <table:table-cell office:value-type="string">
            <text:p>np</text:p>
          </table:table-cell>
        </table:table-row>
      </table:table>
      <text:h text:outline-level="2" text:style-name="Heading_2" text:is-list-header="true">Table structure for table stable</text:h>
      <table:table table:name="stable_data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ollno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ge</text:p>
          </table:table-cell>
          <table:table-cell office:value-type="string">
            <text:p>int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ees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4.10.1</meta:generator>
    <meta:initial-creator>phpMyAdmin 3.4.10.1</meta:initial-creator>
    <meta:creation-date>2019-09-26T14:44:08</meta:creation-date>
  </office:meta>
</office:document-meta>
</file>